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19cm" svg:height="2.685cm" svg:x="0.968cm" svg:y="2.27cm">
          <draw:image xlink:href="../pngs/wald-set-F.png" xlink:type="simple" xlink:show="embed" xlink:actuate="onLoad">
            <text:p/>
          </draw:image>
        </draw:frame>
        <draw:frame draw:style-name="gr1" draw:text-style-name="P1" draw:layer="layout" svg:width="8.503cm" svg:height="3.122cm" svg:x="9.193cm" svg:y="1.892cm">
          <draw:image xlink:href="../pngs/wald-set-G.png" xlink:type="simple" xlink:show="embed" xlink:actuate="onLoad">
            <text:p/>
          </draw:image>
        </draw:frame>
        <draw:frame draw:style-name="gr1" draw:text-style-name="P1" draw:layer="layout" svg:width="8.039cm" svg:height="3.026cm" svg:x="9.193cm" svg:y="5.045cm">
          <draw:image xlink:href="../pngs/wald-set-J.png" xlink:type="simple" xlink:show="embed" xlink:actuate="onLoad">
            <text:p/>
          </draw:image>
        </draw:frame>
        <draw:frame draw:style-name="gr1" draw:text-style-name="P1" draw:layer="layout" svg:width="7.777cm" svg:height="3.201cm" svg:x="0.968cm" svg:y="4.892cm">
          <draw:image xlink:href="../pngs/wald-set-H.png" xlink:type="simple" xlink:show="embed" xlink:actuate="onLoad">
            <text:p/>
          </draw:image>
        </draw:frame>
        <draw:frame draw:style-name="gr1" draw:text-style-name="P1" draw:layer="layout" svg:width="7.007cm" svg:height="2.65cm" svg:x="0.968cm" svg:y="8.147cm">
          <draw:image xlink:href="../pngs/wald-set-K.png" xlink:type="simple" xlink:show="embed" xlink:actuate="onLoad">
            <text:p/>
          </draw:image>
        </draw:frame>
        <draw:frame draw:style-name="gr1" draw:text-style-name="P1" draw:layer="layout" svg:width="10.419cm" svg:height="2.825cm" svg:x="8.593cm" svg:y="8.295cm">
          <draw:image xlink:href="../pngs/wald-set-L.png" xlink:type="simple" xlink:show="embed" xlink:actuate="onLoad">
            <text:p/>
          </draw:image>
        </draw:frame>
        <draw:frame draw:style-name="gr1" draw:text-style-name="P1" draw:layer="layout" svg:width="10.446cm" svg:height="2.475cm" svg:x="0.968cm" svg:y="11.168cm">
          <draw:image xlink:href="../pngs/wald-set-M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22:33:26.054042000</meta:creation-date>
    <dc:date>2016-07-25T23:50:24.955694000</dc:date>
    <meta:editing-duration>PT13M5S</meta:editing-duration>
    <meta:editing-cycles>4</meta:editing-cycles>
    <meta:generator>LibreOffice/5.1.4.2$MacOSX_X86_64 LibreOffice_project/f99d75f39f1c57ebdd7ffc5f42867c12031db97a</meta:generator>
    <meta:document-statistic meta:object-count="7"/>
  </office:meta>
</office:document-meta>
</file>